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e15" officeooo:paragraph-rsid="001eee15"/>
    </style:style>
    <style:style style:name="T1" style:family="text">
      <style:text-properties officeooo:rsid="001f48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he purpose of this research is to develop a method for predicting subway ridership at the individual stations on a network based on the characteristics of the surrounding areas. Specifically, we use data from the American Community Survey and County Business Patterns products from the US Census Bureau at the zip code level to estimate the number of people or job within certain distances of each station.</text:p>
      <text:p text:style-name="P1"/>
      <text:p text:style-name="P1">- This topic is of interest because the United States is involved in a light rail building boom. New light rail systems are under construction in Los Angeles and Seattle, while extensions are under way in Denver, Minneapolis, Charlotte, San Francisco and more.</text:p>
      <text:p text:style-name="P1"/>
      <text:p text:style-name="P1">- <text:span text:style-name="T1">There is significant literature on prediction station level ridership dating back to the 1980. Only in the last 5 years have machine learning methods been applied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3:46:38.334340479</meta:creation-date>
    <dc:date>2017-07-20T20:07:48.241148244</dc:date>
    <meta:editing-duration>P2DT6H1M1S</meta:editing-duration>
    <meta:editing-cycles>2</meta:editing-cycles>
    <meta:generator>LibreOffice/5.1.6.2$Linux_X86_64 LibreOffice_project/10m0$Build-2</meta:generator>
    <meta:document-statistic meta:table-count="0" meta:image-count="0" meta:object-count="0" meta:page-count="1" meta:paragraph-count="3" meta:word-count="139" meta:character-count="837" meta:non-whitespace-character-count="700"/>
  </office:meta>
</office:document-meta>
</file>